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e92c3" officeooo:paragraph-rsid="000e92c3" style:font-weight-asian="bold" style:font-weight-complex="bold"/>
    </style:style>
    <style:style style:name="P2" style:family="paragraph" style:parent-style-name="Standard">
      <style:text-properties style:font-name="Arial" fo:font-weight="bold" officeooo:rsid="000e92c3" officeooo:paragraph-rsid="000e92c3" style:font-weight-asian="bold" style:font-weight-complex="bold"/>
    </style:style>
    <style:style style:name="P3" style:family="paragraph" style:parent-style-name="Standard">
      <style:text-properties style:font-name="Arial" officeooo:rsid="000e92c3" officeooo:paragraph-rsid="000e92c3"/>
    </style:style>
    <style:style style:name="P4" style:family="paragraph" style:parent-style-name="Text_20_body">
      <style:text-properties style:font-name="Arial" officeooo:rsid="000e92c3" officeooo:paragraph-rsid="000e92c3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normal" officeooo:rsid="000e92c3" officeooo:paragraph-rsid="000e92c3" style:font-weight-asian="normal" style:font-weight-complex="normal"/>
    </style:style>
    <style:style style:name="P7" style:family="paragraph" style:parent-style-name="Text_20_body">
      <style:text-properties style:font-name="Arial" fo:font-weight="normal" officeooo:rsid="000e92c3" officeooo:paragraph-rsid="000e92c3" style:font-weight-asian="normal" style:font-weight-complex="normal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>
      <style:text-properties officeooo:paragraph-rsid="000ee124"/>
    </style:style>
    <style:style style:name="P10" style:family="paragraph" style:parent-style-name="Standard">
      <style:text-properties fo:font-weight="bold" officeooo:rsid="000e92c3" officeooo:paragraph-rsid="000e92c3" style:font-weight-asian="bold" style:font-weight-complex="bold"/>
    </style:style>
    <style:style style:name="P11" style:family="paragraph" style:parent-style-name="Standard">
      <style:text-properties style:font-name="Arial" fo:font-weight="bold" officeooo:rsid="000e92c3" officeooo:paragraph-rsid="000f5154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1">
      <style:text-properties style:font-name="Arial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2">
      <style:text-properties style:font-name="Arial"/>
    </style:style>
    <style:style style:name="P17" style:family="paragraph" style:parent-style-name="Text_20_body" style:list-style-name="L2"/>
    <style:style style:name="P18" style:family="paragraph" style:parent-style-name="Text_20_body">
      <style:text-properties fo:font-weight="bold" officeooo:rsid="000e92c3" officeooo:paragraph-rsid="000e92c3" style:font-weight-asian="bold" style:font-weight-complex="bold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cm" fo:margin-bottom="0cm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cm" fo:margin-bottom="0cm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officeooo:rsid="000efe5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PROMPT e ROTEIRO DE INTEGRAÇÃO com o CHATGPT, para geração do Roteiro e título do PODCAST</text:p>
      <text:p text:style-name="P2"/>
      <text:p text:style-name="P2">Requisição Inicial:</text:p>
      <text:p text:style-name="P2"/>
      <text:p text:style-name="P9">Atue como um roteirista de podcast, para me ajudar a criar um roteiro que será narrado em um podcast de espiritualidade, focando no resumo do livro "A Gênese" de Allan Kardec. </text:p>
      <text:p text:style-name="P9">Deve ser um roteiro suave de ser lido, e que transporte quem o ouvir, para um mundo de tranquilidade e paz. O formato do roteiro deve conter: </text:p>
      <text:p text:style-name="P9">[INTRODUÇÃO] </text:p>
      <text:p text:style-name="P9">[DESENVOLVIMENTO PRINCIPAL DO TEMA, OU SEJA, O RESUMO] </text:p>
      <text:p text:style-name="P9">[FINALIZAÇÃO] </text:p>
      <text:p text:style-name="P9">{REGRAS} 1. Este podcast será apresentado apenas por uma pessoa </text:p>
      <text:p text:style-name="P9">2. Deve ser focado unica e exclusivamente no livro</text:p>
      <text:p text:style-name="P9">3. Deve ser um roteiro lúdico, porém com um toque adulto</text:p>
      <text:p text:style-name="P9">4. Deve ser curto, entre 3 e 5 minutos</text:p>
      <text:p text:style-name="P9">{REGRAS NEGATIVAS} </text:p>
      <text:p text:style-name="P9">1. Não pode sair do contexto do livro</text:p>
      <text:p text:style-name="P9">2. Não pode gerar conflito religioso.</text:p>
      <text:p text:style-name="P2"/>
      <text:p text:style-name="P2">Resposta ChatGPT:</text:p>
      <text:p text:style-name="P3"/>
      <text:p text:style-name="P5">Aqui está o roteiro para o podcast inspirado no livro "A Gênese" de Allan Kardec. Ele foi estruturado para ser suave, inspirador e respeitoso, proporcionando uma experiência rica em espiritualidade e tranquilidade. Se precisar de ajustes ou adições, é só avisar! </text:p>
      <text:p text:style-name="P5"/>
      <text:p text:style-name="P5">&lt;<text:span text:style-name="T3">roteiro gerado&gt;</text:span></text:p>
      <text:p text:style-name="P5"/>
      <text:p text:style-name="P2">Nova requisição:</text:p>
      <text:p text:style-name="P3"/>
      <text:p text:style-name="P3">No roteiro criado, percebi que deu o nome de “Reflexões da Alma”. Quero avaliar mais opções de nome para este PODCAST. Me dê mais 3 opções de nome, que traduzam este podcast.</text:p>
      <text:p text:style-name="P3"/>
      <text:p text:style-name="P2">Resposta ChatGPT:</text:p>
      <text:p text:style-name="P3"/>
      <text:p text:style-name="P4">Aqui estão três sugestões de nomes para o podcast que refletem o tom espiritual, inspirador e reflexivo do conteúdo:</text:p>
      <text:list text:style-name="L1">
        <text:list-item>
          <text:p text:style-name="P12"><text:span text:style-name="Strong_20_Emphasis"><text:span text:style-name="T1">"Ecos da Eternidade"</text:span></text:span></text:p>
          <text:list>
            <text:list-item>
              <text:p text:style-name="P13">Transmite a ideia de reflexões que ecoam além do tempo, conectando-se ao infinito e ao espiritual.</text:p>
            </text:list-item>
          </text:list>
        </text:list-item>
        <text:list-item>
          <text:p text:style-name="P12"><text:soft-page-break/><text:span text:style-name="Strong_20_Emphasis"><text:span text:style-name="T1">"Luzes do Infinito"</text:span></text:span></text:p>
          <text:list>
            <text:list-item>
              <text:p text:style-name="P13">Evoca a sensação de clareza e iluminação, guiando o ouvinte em sua jornada de autoconhecimento e espiritualidade.</text:p>
            </text:list-item>
          </text:list>
        </text:list-item>
        <text:list-item>
          <text:p text:style-name="P12"><text:span text:style-name="Strong_20_Emphasis"><text:span text:style-name="T1">"Horizontes da Alma"</text:span></text:span></text:p>
          <text:list>
            <text:list-item>
              <text:p text:style-name="P14">Sugere a expans\u00e3o da consci\u00eancia e da perspectiva espiritual, explorando os limites internos e externos do ser.</text:p>
            </text:list-item>
          </text:list>
        </text:list-item>
      </text:list>
      <text:p text:style-name="P8">Se quiser ajustar ou combinar elementos desses nomes, é só dizer!</text:p>
      <text:p text:style-name="P3"/>
      <text:p text:style-name="P2">Nova requisição:</text:p>
      <text:p text:style-name="P2"/>
      <text:p text:style-name="P7">Ajuste e combine elementos desses nomes, considerando também o sugerido no roteiro.</text:p>
      <text:p text:style-name="P6"/>
      <text:p text:style-name="P2">Resposta ChatGPT:</text:p>
      <text:p text:style-name="P5"/>
      <text:p text:style-name="P8">Aqui estão algumas combinações ajustadas dos nomes sugeridos, incluindo o já mencionado no roteiro, para refletir melhor o tom e a proposta do podcast:</text:p>
      <text:list text:style-name="L2">
        <text:list-item>
          <text:p text:style-name="P17"><text:span text:style-name="Strong_20_Emphasis"><text:span text:style-name="T1">"Luzes da Alma"</text:span></text:span></text:p>
          <text:list>
            <text:list-item>
              <text:p text:style-name="P15">Combina a ideia de iluminação espiritual com o foco no autoconhecimento e na essência do ser.</text:p>
            </text:list-item>
          </text:list>
        </text:list-item>
        <text:list-item>
          <text:p text:style-name="P17"><text:span text:style-name="Strong_20_Emphasis"><text:span text:style-name="T1">"Reflexos do Infinito"</text:span></text:span></text:p>
          <text:list>
            <text:list-item>
              <text:p text:style-name="P15">Une o conceito de reflexão com a grandiosidade e a eternidade do universo.</text:p>
            </text:list-item>
          </text:list>
        </text:list-item>
        <text:list-item>
          <text:p text:style-name="P17"><text:span text:style-name="Strong_20_Emphasis"><text:span text:style-name="T1">"Horizontes da Luz"</text:span></text:span></text:p>
          <text:list>
            <text:list-item>
              <text:p text:style-name="P16">Transmite a expansão espiritual e a busca pela clareza e iluminação interior.</text:p>
            </text:list-item>
          </text:list>
        </text:list-item>
      </text:list>
      <text:p text:style-name="P8">Esses nomes oferecem uma síntese dos conceitos principais e mantêm o tom poético e elevado do podcast. Algum desses ressoa mais com a visão que você tem para o projeto?</text:p>
      <text:p text:style-name="P2">Nova requisição:</text:p>
      <text:p text:style-name="P5"/>
      <text:p text:style-name="P5">Sim, Luzes da Alma </text:p>
      <text:p text:style-name="P5"/>
      <text:p text:style-name="P2">Resposta ChatGPT:</text:p>
      <text:p text:style-name="P2"/>
      <text:p text:style-name="P1"><text:span text:style-name="T2">Ótima escolha! </text:span><text:span text:style-name="Strong_20_Emphasis"><text:span text:style-name="T2">Luzes da Alma</text:span></text:span><text:span text:style-name="T2"> é um nome que transmite serenidade, profundidade e inspira a conexão com o espiritual. Se precisar de mais apoio para o desenvolvimento do podcast, estou aqui para ajudar! 🌟 </text:span></text:p>
      <text:p text:style-name="P1"><text:span text:style-name="T2"/></text:p>
      <text:p text:style-name="P11"><text:span text:style-name="T1">Nova requisição:</text:span></text:p>
      <text:p text:style-name="P1"><text:span text:style-name="T2"/></text:p>
      <text:p text:style-name="P18"><text:span text:style-name="T2">Agora preciso que me sugira a trilha de musicas para compor o podcast, conforme indicado no roteiro desenvolvido.</text:span></text:p>
      <text:p text:style-name="P18"><text:span text:style-name="T2">Aqui estão algumas sugestões de trilhas sonoras que podem ajudar a criar a atmosfera serena, inspiradora e reflexiva para o podcast </text:span><text:span text:style-name="Strong_20_Emphasis"><text:span text:style-name="T1">Luzes da Alma</text:span></text:span><text:span text:style-name="T2">. Essas músicas e sons de fundo complementam os diferentes momentos do roteiro:</text:span></text:p>
      <text:h text:style-name="Heading_20_3" text:outline-level="3"><text:soft-page-break/><text:span text:style-name="Strong_20_Emphasis">1. Introdução</text:span></text:h>
      <text:list text:style-name="L3">
        <text:list-item>
          <text:p text:style-name="P20"><text:span text:style-name="Strong_20_Emphasis">"Weightless" \u2013 Marconi Union</text:span>: Uma melodia calma e suave, cientificamente comprovada para promover relaxamento.</text:p>
        </text:list-item>
        <text:list-item>
          <text:p text:style-name="P20"><text:span text:style-name="Strong_20_Emphasis">"Ambient Dreams" \u2013 Kevin MacLeod</text:span>: Sons etéreos com instrumentos leves que criam um ambiente de tranquilidade.</text:p>
        </text:list-item>
        <text:list-item>
          <text:p text:style-name="P19"><text:span text:style-name="Strong_20_Emphasis">Sons da natureza</text:span>: Adicione o som de canto de pássaros e vento suave para criar uma conexão com o natural.</text:p>
        </text:list-item>
      </text:list>
      <text:h text:style-name="Heading_20_3" text:outline-level="3"><text:span text:style-name="Strong_20_Emphasis">2. Desenvolvimento (Resumo do Livro)</text:span></text:h>
      <text:list text:style-name="L4">
        <text:list-item>
          <text:p text:style-name="P22"><text:span text:style-name="Strong_20_Emphasis">"A Moment of Peace" \u2013 Hanu Dixit</text:span>: Melodia simples e introspectiva, ideal para acompanhar uma narrativa profunda.</text:p>
        </text:list-item>
        <text:list-item>
          <text:p text:style-name="P22"><text:span text:style-name="Strong_20_Emphasis">"Meditative Mind" \u2013 Sons instrumentais com flauta e harpa</text:span>: Inspiram calma e favorecem a concentração no conteúdo.</text:p>
        </text:list-item>
        <text:list-item>
          <text:p text:style-name="P21"><text:span text:style-name="Strong_20_Emphasis">Som de água corrente ou ondas suaves</text:span>: Para criar uma sensação de fluidez e harmonia enquanto o tema é desenvolvido.</text:p>
        </text:list-item>
      </text:list>
      <text:h text:style-name="Heading_20_3" text:outline-level="3"><text:span text:style-name="Strong_20_Emphasis">3. Finalização</text:span></text:h>
      <text:list text:style-name="L5">
        <text:list-item>
          <text:p text:style-name="P24"><text:span text:style-name="Strong_20_Emphasis">"Nuvole Bianche" \u2013 Ludovico Einaudi</text:span>: Uma música de piano minimalista e emocional, que inspira serenidade e reflexões finais.</text:p>
        </text:list-item>
        <text:list-item>
          <text:p text:style-name="P24"><text:span text:style-name="Strong_20_Emphasis">"Into the Light" \u2013 Phillip Wesley</text:span>: Uma trilha que transmite uma sensação de fechamento esperançoso e conforto.</text:p>
        </text:list-item>
        <text:list-item>
          <text:p text:style-name="P23"><text:span text:style-name="Strong_20_Emphasis">Sinos suaves ou sons de tigelas tibetanas</text:span>: Para encerrar com uma vibração espiritual e deixar o ouvinte com uma sensação de paz.</text:p>
        </text:list-item>
      </text:list>
      <text:h text:style-name="Heading_20_3" text:outline-level="3"><text:span text:style-name="Strong_20_Emphasis">Sugestões gerais para a trilha sonora</text:span></text:h>
      <text:list text:style-name="L6">
        <text:list-item>
          <text:p text:style-name="P26">Escolha músicas instrumentais para evitar distrações.</text:p>
        </text:list-item>
        <text:list-item>
          <text:p text:style-name="P26">Adicione transições sutis, como o som de sinos ou flautas, para marcar mudanças de seções no roteiro.</text:p>
        </text:list-item>
        <text:list-item>
          <text:p text:style-name="P25">Mantenha o volume da música no fundo, para que a narração seja o foco principal.</text:p>
        </text:list-item>
      </text:list>
      <text:p text:style-name="Text_20_body">Se precisar de ajuda para encontrar ou editar essas músicas, posso orientá-lo em ferramentas ou bancos de áudio gratuitos e licenciados!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8:54.927000000</meta:creation-date>
    <dc:date>2025-01-16T19:13:34.048000000</dc:date>
    <meta:editing-duration>PT14M57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63" meta:word-count="788" meta:character-count="4783" meta:non-whitespace-character-count="4072"/>
  </office:meta>
</office:document-meta>
</file>